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76*"/>
    </style:style>
    <style:style style:name="Table1.B" style:family="table-column">
      <style:table-column-properties style:rel-column-width="48059*"/>
    </style:style>
  </office:automatic-styles>
  <office:body>
    <office:text>
      <text:h text:style-name="Heading_20_2" text:outline-level="2"><text:bookmark-start text:name="resumen-del-síntoma-que-comentas"/>1. Resumen del síntoma que comentas<text:bookmark-end text:name="resumen-del-síntoma-que-comentas"/></text:h>
      <text:p text:style-name="First_20_paragraph"><text:span text:style-name="T1">Pedos / flatulencia</text:span> – sensación de gases acumulados que pueden expulsarse por el ano con sonido y olor. En biodescodificación se interpreta como una señal de que el cuerpo está intentando “evacuar” algo que no ha podido digerir ni liberar a nivel emocional.</text:p>
      <text:p text:style-name="Horizontal_20_Line"/>
      <text:h text:style-name="Heading_20_2" text:outline-level="2"><text:bookmark-start text:name="explicación-principal-entrada-más-relevante"/>2. Explicación principal (entrada más relevante)<text:bookmark-end text:name="explicación-principal-entrada-más-relevante"/></text:h>
      <text:h text:style-name="Heading_20_3" text:outline-level="3"><text:bookmark-start text:name="entrada-1-gases"/><text:span text:style-name="T1">Entrada 1 – GASES</text:span><text:bookmark-end text:name="entrada-1-gases"/></text:h>
      <text:p text:style-name="First_20_paragraph"><text:span text:style-name="T1">Definición</text:span><text:line-break/>&gt; Distensión del estómago o los intestinos debido a la acumulación de gases.</text:p>
      <text:p text:style-name="Text_20_body"><text:span text:style-name="T1">Técnico</text:span><text:line-break/>&gt; <text:span text:style-name="T2">1ª Etapa Embrionaria. Conflicto de evacuación de pedazo indigesto. Jugarreta.</text:span></text:p>
      <text:p text:style-name="Text_20_body"><text:span text:style-name="T1">Sentido biológico</text:span><text:line-break/>&gt; Los gases sirven para empujar el bolo o “pedazo” que se ha quedado atascado en el intestino. Cuando el tránsito se bloquea, el organismo genera gases para ensanchar la pared intestinal y permitir que el contenido avance.</text:p>
      <text:p text:style-name="Text_20_body"><text:span text:style-name="T1">Conflicto</text:span><text:line-break/>&gt; Conflicto de una “jugarreta” que no conseguimos digerir, deslizar ni evacuar. Simbólicamente, el vientre se asocia a una segunda sepultura; los gases aparecen en los “muertos que fermentan”, representando duelos no resueltos en la genealogía (dobles, fantasmas…). El resentimiento subyacente es: <text:span text:style-name="T1">«Quiero eliminar rápido los malos rollos para encontrar mi espacio de libertad»</text:span>.</text:p>
      <text:h text:style-name="Heading_20_4" text:outline-level="4"><text:bookmark-start text:name="resumen-rápido"/>Resumen rápido<text:bookmark-end text:name="resumen-rápido"/></text:h>
      <text:list text:style-name="L1">
        <text:list-item>
          <text:p text:style-name="P1"><text:span text:style-name="T1">Qué ocurre:</text:span> Se acumulan gases para “empujar” un fragmento que está atascado.<text:line-break/></text:p>
        </text:list-item>
        <text:list-item>
          <text:p text:style-name="P1"><text:span text:style-name="T1">Qué indica a nivel emocional:</text:span> Un conflicto no resuelto, una “jugada” interna que deseas desechar con urgencia (duelos, resentimientos, situaciones que te hacen sentir atrapado).</text:p>
        </text:list-item>
      </text:list>
      <text:p text:style-name="Horizontal_20_Line"/>
      <text:h text:style-name="Heading_20_2" text:outline-level="2"><text:bookmark-start text:name="otros-matices-relacionados"/>3. Otros matices relacionados<text:bookmark-end text:name="otros-matices-relacionados"/></text:h>
      <text:h text:style-name="Heading_20_3" text:outline-level="3"><text:bookmark-start text:name="entrada-2-aerofagia"/><text:span text:style-name="T1">Entrada 2 – AEROFAGIA</text:span><text:bookmark-end text:name="entrada-2-aerofagia"/></text:h>
      <text:p text:style-name="First_20_paragraph"><text:span text:style-name="T1">Definición</text:span><text:line-break/>&gt; Presencia excesiva de aire (gases) en el estómago, esófago o intestinos que puede causar espasmos, distensión abdominal o eructos.</text:p>
      <text:p text:style-name="Text_20_body"><text:span text:style-name="T1">Técnico</text:span><text:line-break/>&gt; <text:span text:style-name="T2">1ª Etapa Embrionaria. Conflicto de Atrapar o soltar pedazo.</text:span></text:p>
      <text:p text:style-name="Text_20_body"><text:span text:style-name="T1">Sentido biológico</text:span><text:line-break/>&gt; El aire cumple dos funciones: <text:span text:style-name="T1">separar</text:span> y <text:span text:style-name="T1">estimular el avance</text:span> del contenido digestivo.<text:line-break/>&gt; - En la parte alta (estómago/esófago) simboliza “<text:span text:style-name="T1">atrapar</text:span>”: intentar retener la vida, ideas o emociones.<text:line-break/>&gt; - En la parte baja (intestinos) simboliza “<text:span text:style-name="T1">soltar</text:span>”: necesidad de liberar rápidamente algo que ya no sirve.</text:p>
      <text:p text:style-name="Text_20_body"><text:span text:style-name="T1">Conflicto</text:span><text:line-break/>&gt; – En zona alta: <text:span text:style-name="T2">«Querer atrapar la vida»</text:span> (miedo a perder oportunidades, a entregarse).<text:line-break/>&gt; – En zona baja: <text:span text:style-name="T2">«Querer soltar algo rápidamente»</text:span> (urgencia por deshacerse de una carga emocional, culpa o resentimiento).<text:line-break/>&gt; El aire también refleja un apego a ideas o posturas que generan miedo o que “no pueden ser digeridas”.</text:p>
      <text:h text:style-name="Heading_20_4" text:outline-level="4"><text:bookmark-start text:name="resumen-rápido-1"/>Resumen rápido<text:bookmark-end text:name="resumen-rápido-1"/></text:h>
      <text:list text:style-name="L2">
        <text:list-item>
          <text:p text:style-name="P2"><text:span text:style-name="T1">Qué ocurre:</text:span> Aire atrapado que indica una lucha entre retener y desprenderse.<text:line-break/></text:p>
        </text:list-item>
        <text:list-item>
          <text:p text:style-name="P2"><text:span text:style-name="T1">Qué indica a nivel emocional:</text:span> Dificultad para soltar pensamientos, culpas o miedos; o, por el contrario, deseo intenso de aferrarse a algo que percibes como vital.</text:p>
        </text:list-item>
      </text:list>
      <text:p text:style-name="Horizontal_20_Line"/>
      <text:h text:style-name="Heading_20_3" text:outline-level="3"><text:bookmark-start text:name="entrada-3-giardiasis-por-su-referencia-a-flatulencias"/><text:span text:style-name="T1">Entrada 3 – GIARDIASIS (por su referencia a flatulencias)</text:span><text:bookmark-end text:name="entrada-3-giardiasis-por-su-referencia-a-flatulencias"/></text:h>
      <text:p text:style-name="First_20_paragraph"><text:span text:style-name="T1">Definición</text:span><text:line-break/>&gt; Infestación por el parásito intestinal <text:span text:style-name="T2">Giardia intestinalis</text:span> que produce diarrea, náuseas, trastornos digestivos y <text:span text:style-name="T1">flatulencias</text:span>.</text:p>
      <text:p text:style-name="Text_20_body"><text:span text:style-name="T1">Técnico</text:span><text:line-break/>&gt; <text:span text:style-name="T2">1ª Etapa Embrionaria. Conflicto de pedazo indigesto en un contexto de separación.</text:span></text:p>
      <text:p text:style-name="Text_20_body"><text:span text:style-name="T1">Sentido biológico</text:span><text:line-break/>&gt; Cuando la madre ya no suministra alimento pre‑digerido, el cuerpo busca “sustitutos” (como un parásito) para asimilar lo que falta.</text:p>
      <text:p text:style-name="Text_20_body"><text:span text:style-name="T1">Conflicto</text:span><text:line-break/>&gt; Representa una <text:span text:style-name="T1">separación inesperada o chocante</text:span> (p. ej., ruptura de pareja, abandono materno). La dependencia materna no satisfecha genera la necesidad de “procesar” ese pedazo a modo de sustitución, manifestándose en síntomas digestivos como flatulencias.</text:p>
      <text:h text:style-name="Heading_20_4" text:outline-level="4"><text:bookmark-start text:name="resumen-rápido-2"/>Resumen rápido<text:bookmark-end text:name="resumen-rápido-2"/></text:h>
      <text:list text:style-name="L3">
        <text:list-item>
          <text:p text:style-name="P3"><text:span text:style-name="T1">Qué ocurre:</text:span> El organismo “recluta” ayuda externa (parásitos) para digerir lo que la nutrición materna ya no brinda.<text:line-break/></text:p>
        </text:list-item>
        <text:list-item>
          <text:p text:style-name="P3"><text:span text:style-name="T1">Qué indica a nivel emocional:</text:span> Sentimiento de abandono, separación abrupta y búsqueda de sustitutos para llenar ese vacío.</text:p>
        </text:list-item>
      </text:list>
      <text:p text:style-name="Horizontal_20_Line"/>
      <text:h text:style-name="Heading_20_2" text:outline-level="2"><text:bookmark-start text:name="referencias-cruzadas-que-puedes-explorar"/>4. Referencias cruzadas que puedes explorar<text:bookmark-end text:name="referencias-cruzadas-que-puedes-explorar"/></text:h>
      <text:list text:style-name="L4">
        <text:list-item>
          <text:p text:style-name="P4"><text:span text:style-name="T1">Aerosolidad y </text:span>“<text:span text:style-name="T1">jugarreta</text:span>” (relación entre gases y duelos familiares).<text:line-break/></text:p>
        </text:list-item>
        <text:list-item>
          <text:p text:style-name="P4"><text:span text:style-name="T1">Patrones de retención vs. liberación</text:span> (aerofagia alta vs. baja).<text:line-break/></text:p>
        </text:list-item>
        <text:list-item>
          <text:p text:style-name="P4"><text:span text:style-name="T1">Separación y dependencia materna</text:span> (giardiasis como metáfora).</text:p>
        </text:list-item>
      </text:list>
      <text:p text:style-name="Horizontal_20_Line"/>
      <text:h text:style-name="Heading_20_2" text:outline-level="2"><text:bookmark-start text:name="interpretación-integradora"/>5. Interpretación integradora<text:bookmark-end text:name="interpretación-integradora"/></text:h>
      <text:p text:style-name="First_20_paragraph">Los pedos son, según la biodescodificación, una <text:span text:style-name="T1">señal de evacuación</text:span> que el cuerpo utiliza para liberar un “pedazo indigesto”:</text:p>
      <text:list text:style-name="L5">
        <text:list-item>
          <text:p text:style-name="P5"><text:span text:style-name="T1">Bloqueo interno</text:span>: algo (una experiencia, un resentimiento, una culpa) se ha quedado “atrapado” y no logra ser procesado.<text:line-break/></text:p>
        </text:list-item>
        <text:list-item>
          <text:p text:style-name="P5"><text:span text:style-name="T1">Respuesta fisiológica</text:span>: el organismo genera gases para ampliar el paso intestinal y empujar ese bloque.<text:line-break/></text:p>
        </text:list-item>
        <text:list-item>
          <text:p text:style-name="P5"><text:span text:style-name="T1">Mensaje emocional</text:span>: la urgencia de “deshacerse rápidamente” de los “malos rollos” que te limitan, o la dificultad de soltar ideas que te generan miedo.<text:line-break/></text:p>
        </text:list-item>
        <text:list-item>
          <text:p text:style-name="P5"><text:span text:style-name="T1">Contexto de separación</text:span>: puede estar ligado a una pérdida (ruptura, abandono, duelo) que todavía no has aceptado plenamente; el cuerpo reproduce esa falta creando la necesidad de “asumir” o “sustituir” lo perdido (como sugiere la giardiasis).</text:p>
        </text:list-item>
      </text:list>
      <text:p text:style-name="First_20_paragraph">En síntesis, la flatulencia podría estar diciéndote: <text:span text:style-name="T2">«Hay algo que aún no has dejado ir; tu cuerpo está intentando expulsarlo para que vuelvas a sentirte libre y espacioso»</text:span>.</text:p>
      <text:p text:style-name="Horizontal_20_Line"/>
      <text:h text:style-name="Heading_20_2" text:outline-level="2"><text:bookmark-start text:name="posible-abordaje-personalizado-no-sustituye-a-un-profesional"/>6. Posible abordaje personalizado (no sustituye a un profesional)<text:bookmark-end text:name="posible-abordaje-personalizado-no-sustituye-a-un-profesional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Acción</text:p>
            </table:table-cell>
            <table:table-cell table:style-name="TableHeaderRowCell" office:value-type="string">
              <text:p text:style-name="Table_20_Heading">Por qué puede ayudar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Trabajo de respiración consciente</text:span> (inhalar profundamente y exhalar lentamente)</text:p>
          </table:table-cell>
          <table:table-cell table:style-name="TableRowCell" office:value-type="string">
            <text:p text:style-name="Table_20_Contents">Ayuda a diferenciar la retención de aire (parte alta) de la liberación (parte baja), facilitando la toma de conciencia de lo que deseas “soltar”.</text:p>
          </table:table-cell>
        </table:table-row>
        <table:table-row>
          <table:table-cell table:style-name="TableRowCell" office:value-type="string">
            <text:p text:style-name="Table_20_Contents"><text:span text:style-name="T1">Diario emocional</text:span>: escribe cada día una situación que sientas “pesada” o “atrapada” y cómo la podrías “dejar ir”.</text:p>
          </table:table-cell>
          <table:table-cell table:style-name="TableRowCell" office:value-type="string">
            <text:p text:style-name="Table_20_Contents">Externaliza el “pedazo indigesto” y permite observar patrones de dependencia o culpa.</text:p>
          </table:table-cell>
        </table:table-row>
        <table:table-row>
          <table:table-cell table:style-name="TableRowCell" office:value-type="string">
            <text:p text:style-name="Table_20_Contents"><text:span text:style-name="T1">Técnicas de visualización</text:span>: imagina que los gases son una corriente que arrastra y elimina un objeto simbólico que ya no te sirve.</text:p>
          </table:table-cell>
          <table:table-cell table:style-name="TableRowCell" office:value-type="string">
            <text:p text:style-name="Table_20_Contents">Refuerza el sentido biológico de “empujar” y le da un significado positivo al proceso.</text:p>
          </table:table-cell>
        </table:table-row>
        <table:table-row>
          <table:table-cell table:style-name="TableRowCell" office:value-type="string">
            <text:p text:style-name="Table_20_Contents"><text:span text:style-name="T1">Consulta con un terapeuta de biodescodificación o psicoterapia</text:span></text:p>
          </table:table-cell>
          <table:table-cell table:style-name="TableRowCell" office:value-type="string">
            <text:p text:style-name="Table_20_Contents">Para profundizar en el conflicto de separación, duelo o dependencia materna y trabajar la resignificación de esas experiencias.</text:p>
          </table:table-cell>
        </table:table-row>
      </table:table>
      <text:p text:style-name="P6"><text:span text:style-name="T1">Importante:</text:span> Estas sugerencias son orientativas y no reemplazan el diagnóstico ni el tratamiento de un profesional de la salud. Si los síntomas persisten, empeoran o te generan malestar significativo, acude a tu médico o a un terapeuta cualificado.</text:p>
      <text:p text:style-name="Horizontal_20_Line"/>
      <text:h text:style-name="Heading_20_2" text:outline-level="2"><text:bookmark-start text:name="aviso-de-responsabilidad"/>7. Aviso de responsabilidad<text:bookmark-end text:name="aviso-de-responsabilidad"/></text:h>
      <text:p text:style-name="First_20_paragraph">La información proporcionada es <text:span text:style-name="T1">sólo con fines educativos y de introspección</text:span>. No constituye diagnóstico médico ni sustituye la valoración de un profesional de la salud. Siempre consulta a tu médico o a un terapeuta especializado ante cualquier duda o síntoma persist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6-02-17T10:13:59Z</meta:creation-date>
    <dc:date>2026-02-17T10:13:59Z</dc:date>
  </office:meta>
</office:document-meta>
</file>